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c312e" draw:fill="solid" draw:fill-color="#fbf0eb" draw:textarea-horizontal-align="justify" draw:textarea-vertical-align="top" draw:auto-grow-height="false" fo:min-height="10.25cm" fo:min-width="19.8cm"/>
    </style:style>
    <style:style style:name="gr2" style:family="graphic" style:parent-style-name="standard">
      <style:graphic-properties svg:stroke-color="#407927" draw:fill-color="#e0efd4" draw:textarea-horizontal-align="justify" draw:textarea-vertical-align="top" draw:auto-grow-height="false" fo:min-height="4.85cm" fo:min-width="6.1cm"/>
    </style:style>
    <style:style style:name="gr3" style:family="graphic" style:parent-style-name="standard">
      <style:graphic-properties svg:stroke-color="#bc312e" draw:fill="solid" draw:fill-color="#fbf0eb" draw:textarea-horizontal-align="justify" draw:textarea-vertical-align="top" draw:auto-grow-height="false" fo:min-height="10.25cm" fo:min-width="23.4cm"/>
    </style:style>
    <style:style style:name="gr4" style:family="graphic" style:parent-style-name="standard">
      <style:graphic-properties svg:stroke-color="#407927" draw:fill-color="#e0efd4" draw:textarea-horizontal-align="justify" draw:textarea-vertical-align="top" draw:auto-grow-height="false" fo:min-height="5.85cm" fo:min-width="4.8cm"/>
    </style:style>
    <style:style style:name="gr5" style:family="graphic" style:parent-style-name="standard">
      <style:graphic-properties svg:stroke-color="#407927" draw:fill-color="#e0efd4" draw:textarea-horizontal-align="justify" draw:textarea-vertical-align="top" draw:auto-grow-height="false" fo:min-height="5.75cm" fo:min-width="6.1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marker-start="Arrow" draw:marker-start-width="0.3cm" draw:textarea-vertical-align="middle"/>
    </style:style>
    <style:style style:name="gr9" style:family="graphic" style:parent-style-name="standard">
      <style:graphic-properties draw:stroke="none" svg:stroke-color="#407927" draw:fill="none" draw:fill-color="#e0efd4" draw:textarea-horizontal-align="justify" draw:textarea-vertical-align="top" draw:auto-grow-height="false" fo:min-height="5.75cm" fo:min-width="3.7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bf0eb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e0efd4"/>
      <style:paragraph-properties fo:text-align="center"/>
    </style:style>
    <style:style style:name="P5" style:family="paragraph">
      <loext:graphic-properties draw:fill-color="#e0efd4"/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P7" style:family="paragraph">
      <loext:graphic-properties draw:fill="solid" draw:fill-color="#fbf0eb"/>
      <style:paragraph-properties fo:text-align="start"/>
      <style:text-properties fo:font-size="18pt"/>
    </style:style>
    <style:style style:name="P8" style:family="paragraph">
      <loext:graphic-properties draw:fill-color="#e0efd4"/>
      <style:paragraph-properties fo:text-align="start"/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e0efd4"/>
      <style:paragraph-properties fo:text-align="start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0.3cm" svg:height="10.5cm" svg:x="5cm" svg:y="8.8cm">
          <text:p text:style-name="P1">App_3.rb 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cm" svg:height="5.1cm" svg:x="3.1cm" svg:y="2.5cm">
          <text:p text:style-name="P1">Player.rb</text:p>
          <text:p text:style-name="P3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6.6cm" svg:height="5.1cm" svg:x="19.4cm" svg:y="2.4cm">
          <text:p text:style-name="P1">Game.rb</text:p>
          <text:p text:style-name="P3"/>
          <text:p text:style-name="P1"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3" draw:text-style-name="P7" draw:layer="layout" svg:width="23.9cm" svg:height="10.5cm" svg:x="1.4cm" svg:y="5.1cm">
          <text:p text:style-name="P6">App_3.rb </text:p>
          <text:p text:style-name="P6"/>
          <text:p text:style-name="P6">relative_requir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3cm" svg:height="6.1cm" svg:x="3.4cm" svg:y="8.5cm">
          <text:p text:style-name="P6">Player.rb</text:p>
          <text:p text:style-name="P6"/>
          <text:p text:style-name="P6"><text:s text:c="2"/>attr_accessor</text:p>
          <text:p text:style-name="P6"><text:s text:c="2"/>att_writer</text:p>
          <text:p text:style-name="P6"><text:s text:c="2"/>att_reader</text:p>
          <text:p text:style-name="P6"><text:s text:c="2"/></text:p>
          <text:p text:style-name="P6"><text:s text:c="2"/>@variable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6cm" svg:height="6cm" svg:x="17.8cm" svg:y="8.7cm">
          <text:p text:style-name="P6">Game.rb</text:p>
          <text:p text:style-name="P9"/>
          <text:p text:style-name="P6"><text:span text:style-name="T1">methode1</text:span></text:p>
          <text:p text:style-name="P6"/>
          <text:p text:style-name="P6">private</text:p>
          <text:p text:style-name="P6"/>
          <text:p text:style-name="P6">methode2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.4cm" svg:y1="10.5cm" svg:x2="3.9cm" svg:y2="10.5cm">
          <text:p/>
        </draw:line>
        <draw:line draw:style-name="gr7" draw:text-style-name="P10" draw:layer="layout" svg:x1="2.5cm" svg:y1="11.2cm" svg:x2="3.8cm" svg:y2="11.2cm">
          <text:p/>
        </draw:line>
        <draw:line draw:style-name="gr8" draw:text-style-name="P3" draw:layer="layout" svg:x1="2.4cm" svg:y1="11.9cm" svg:x2="3.8cm" svg:y2="11.9cm">
          <text:p/>
        </draw:line>
        <draw:custom-shape draw:style-name="gr9" draw:text-style-name="P11" draw:layer="layout" svg:width="4.2cm" svg:height="6cm" svg:x="10cm" svg:y="8.9cm">
          <text:p text:style-name="P6">my_game = Game.new</text:p>
          <text:p text:style-name="P9"/>
          <text:p text:style-name="P6"><text:span text:style-name="T1">my_game.methode1</text:span></text:p>
          <text:p text:style-name="P6"/>
          <text:p text:style-name="P6">private</text:p>
          <text:p text:style-name="P6"/>
          <text:p text:style-name="P6">my_game.methode2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6.5cm" svg:y1="13.5cm" svg:x2="18cm" svg:y2="13.5cm">
          <text:p/>
        </draw:line>
        <draw:line draw:style-name="gr10" draw:text-style-name="P10" draw:layer="layout" svg:x1="17cm" svg:y1="13.19cm" svg:x2="17.8cm" svg:y2="13.79cm">
          <text:p/>
        </draw:line>
        <draw:line draw:style-name="gr10" draw:text-style-name="P10" draw:layer="layout" svg:x1="17.121cm" svg:y1="13.79cm" svg:x2="17.7cm" svg:y2="13.1cm">
          <text:p/>
        </draw:line>
        <draw:line draw:style-name="gr8" draw:text-style-name="P3" draw:layer="layout" svg:x1="16.5cm" svg:y1="10.7cm" svg:x2="18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9T18:15:42.983640649</meta:creation-date>
    <dc:date>2019-04-19T18:38:04.894489587</dc:date>
    <meta:editing-duration>PT2M</meta:editing-duration>
    <meta:editing-cycles>1</meta:editing-cycles>
    <meta:document-statistic meta:object-count="14"/>
    <meta:generator>LibreOffice/6.0.7.3$Linux_X86_64 LibreOffice_project/00m0$Build-3</meta:generator>
  </office:meta>
</office:document-meta>
</file>